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b0e0e6" draw:fill-gradient-name="DES_20_Blue" draw:textarea-horizontal-align="justify" draw:textarea-vertical-align="middle" draw:auto-grow-height="false" fo:min-height="2.35cm" fo:min-width="9.4cm" draw:shadow="visible" draw:shadow-offset-x="0.2cm" draw:shadow-offset-y="0.2cm" draw:shadow-opacity="55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7.059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7.702cm" fo:padding-top="0cm" fo:padding-bottom="0cm" fo:padding-left="0cm" fo:padding-right="0cm"/>
    </style:style>
    <style:style style:name="gr5" style:family="graphic" style:parent-style-name="objectwithoutfill">
      <style:graphic-properties svg:stroke-width="0.2cm" svg:stroke-color="#cccccc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fill="gradient" draw:fill-color="#ffec8b" draw:fill-gradient-name="gradient" draw:gradient-step-count="0" draw:textarea-horizontal-align="justify" draw:textarea-vertical-align="middle" draw:auto-grow-height="false" fo:min-height="2.35cm" fo:min-width="9.4cm" draw:shadow="visible" draw:shadow-offset-x="0.2cm" draw:shadow-offset-y="0.2cm" draw:shadow-opacity="55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4.334cm" fo:min-width="9.5cm"/>
    </style:style>
    <style:style style:name="gr8" style:family="graphic" style:parent-style-name="objectwithoutfill">
      <style:graphic-properties svg:stroke-width="0.2cm" svg:stroke-color="#cccccc" draw:marker-start-width="0.5cm" draw:marker-end="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draw:stroke="dash" draw:stroke-dash="Ultrafine_20_Dashed" svg:stroke-width="0.2cm" svg:stroke-color="#cccccc" draw:marker-start-width="0.5cm" draw:marker-end="" draw:marker-end-width="0.6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fill="gradient" draw:fill-color="#b0e0e6" draw:fill-gradient-name="Gradient_20_7" draw:gradient-step-count="0" draw:textarea-horizontal-align="justify" draw:textarea-vertical-align="middle" draw:auto-grow-height="false" fo:min-height="2.35cm" fo:min-width="9.4cm" draw:shadow="visible" draw:shadow-offset-x="0.2cm" draw:shadow-offset-y="0.2cm" draw:shadow-opacity="55%"/>
    </style:style>
    <style:style style:name="gr11" style:family="graphic" style:parent-style-name="standard">
      <style:graphic-properties draw:fill="gradient" draw:fill-color="#ffec8b" draw:fill-gradient-name="Gradient_20_10" draw:gradient-step-count="0" draw:textarea-horizontal-align="justify" draw:textarea-vertical-align="middle" draw:auto-grow-height="false" fo:min-height="2.35cm" fo:min-width="9.4cm" draw:shadow="visible" draw:shadow-offset-x="0.2cm" draw:shadow-offset-y="0.2cm" draw:shadow-opacity="55%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gradient" draw:fill-color="#b0e0e6" draw:fill-gradient-name="DES_20_Blu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</style:style>
    <style:style style:name="P4" style:family="paragraph">
      <loext:graphic-properties draw:fill="none" draw:fill-color="#ffffff"/>
      <style:text-properties fo:color="#ff8d00" style:text-outline="false" style:font-name="Arial Black" fo:font-size="22pt" fo:text-shadow="1pt 1pt" style:text-underline-style="none" fo:font-weight="normal" style:font-size-asian="22pt" style:font-weight-asian="normal" style:font-size-complex="22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gradient" draw:fill-color="#ffec8b" draw:fill-gradient-name="gradient" draw:gradient-step-count="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gradient" draw:fill-color="#b0e0e6" draw:fill-gradient-name="Gradient_20_7" draw:gradient-step-count="0"/>
      <style:paragraph-properties fo:text-align="center"/>
    </style:style>
    <style:style style:name="P9" style:family="paragraph">
      <loext:graphic-properties draw:fill="gradient" draw:fill-color="#ffec8b" draw:fill-gradient-name="Gradient_20_10" draw:gradient-step-count="0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color="#ff8d00" style:text-outline="false" style:font-name="Arial Black" fo:font-size="22pt" fo:text-shadow="1pt 1pt" style:text-underline-style="none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s „Inverted Classroom“-Modell (1)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9.9cm" svg:height="2.6cm" svg:x="0.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9.202cm" svg:height="2.384cm" svg:x="0.8cm" svg:y="4.623cm">
          <draw:text-box>
            <text:p text:style-name="P2">Sachkompetenz</text:p>
            <text:p text:style-name="P2">Selbstkompetenz</text:p>
            <text:p text:style-name="P2">Handlungskompetenz</text:p>
          </draw:text-box>
        </draw:frame>
        <draw:frame draw:style-name="gr3" draw:text-style-name="P4" draw:layer="layout" svg:width="7.059cm" svg:height="1.093cm" svg:x="0.8cm" svg:y="3.449cm">
          <draw:text-box>
            <text:p><text:span text:style-name="T1">Kompetenzziele</text:span></text:p>
          </draw:text-box>
        </draw:frame>
        <draw:frame draw:style-name="gr4" draw:text-style-name="P4" draw:layer="layout" svg:width="7.702cm" svg:height="1.093cm" svg:x="13.9cm" svg:y="3.449cm">
          <draw:text-box>
            <text:p><text:span text:style-name="T1">Lernziele</text:span></text:p>
          </draw:text-box>
        </draw:frame>
        <draw:line draw:style-name="gr5" draw:text-style-name="P5" draw:layer="layout" svg:x1="11.2cm" svg:y1="6cm" svg:x2="13.6cm" svg:y2="6cm">
          <text:p/>
        </draw:line>
        <draw:custom-shape draw:style-name="gr6" draw:text-style-name="P6" draw:layer="layout" svg:width="9.9cm" svg:height="2.6cm" svg:x="13.9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10cm" svg:height="1.584cm" svg:x="13.9cm" svg:y="4.639cm">
          <draw:text-box>
            <text:p>Wissen, Verstehen, Anwenden, Analyse, Synthese, Evaluation</text:p>
          </draw:text-box>
        </draw:frame>
        <draw:line draw:style-name="gr8" draw:text-style-name="P5" draw:layer="layout" svg:x1="24.3cm" svg:y1="6cm" svg:x2="24.9cm" svg:y2="6cm">
          <text:p/>
        </draw:line>
        <draw:line draw:style-name="gr9" draw:text-style-name="P5" draw:layer="layout" svg:x1="24.9cm" svg:y1="6cm" svg:x2="25.7cm" svg:y2="6cm">
          <text:p/>
        </draw:line>
        <draw:custom-shape draw:style-name="gr10" draw:text-style-name="P8" draw:layer="layout" svg:width="9.9cm" svg:height="2.6cm" svg:x="0.8cm" svg:y="9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9.202cm" svg:height="2.384cm" svg:x="0.8cm" svg:y="9.549cm">
          <draw:text-box>
            <text:p text:style-name="P2">Notwendige Grundlagen</text:p>
            <text:p text:style-name="P2">Erklärende Vertiefungen</text:p>
            <text:p text:style-name="P2">Praxisbeispiele und Übungen</text:p>
          </draw:text-box>
        </draw:frame>
        <draw:frame draw:style-name="gr3" draw:text-style-name="P4" draw:layer="layout" svg:width="7.059cm" svg:height="1.093cm" svg:x="0.8cm" svg:y="8.35cm">
          <draw:text-box>
            <text:p><text:span text:style-name="T1">Lerninhalte</text:span></text:p>
          </draw:text-box>
        </draw:frame>
        <draw:frame draw:style-name="gr4" draw:text-style-name="P4" draw:layer="layout" svg:width="7.702cm" svg:height="1.093cm" svg:x="13.9cm" svg:y="8.35cm">
          <draw:text-box>
            <text:p><text:span text:style-name="T1">Prüfungsaufgabe</text:span></text:p>
          </draw:text-box>
        </draw:frame>
        <draw:line draw:style-name="gr5" draw:text-style-name="P5" draw:layer="layout" svg:x1="11.2cm" svg:y1="10.926cm" svg:x2="13.6cm" svg:y2="10.926cm">
          <text:p/>
        </draw:line>
        <draw:custom-shape draw:style-name="gr11" draw:text-style-name="P9" draw:layer="layout" svg:width="9.9cm" svg:height="2.6cm" svg:x="13.9cm" svg:y="9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10cm" svg:height="1.584cm" svg:x="13.9cm" svg:y="9.565cm">
          <draw:text-box>
            <text:p>Verständnisfragen</text:p>
            <text:p>Bewertung und Beurteilung</text:p>
            <text:p>Praktische Aufgabestellungen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S_20_Blue" draw:display-name="DES Blue" draw:style="linear" draw:start-color="#99ccff" draw:end-color="#99ccff" draw:start-intensity="75%" draw:end-intensity="100%" draw:angle="450" draw:border="15%"/>
    <draw:gradient draw:name="Gradient_20_10" draw:display-name="Gradient 10" draw:style="linear" draw:start-color="#ffcc99" draw:end-color="#ff754f" draw:start-intensity="100%" draw:end-intensity="100%" draw:angle="450" draw:border="25%"/>
    <draw:gradient draw:name="Gradient_20_7" draw:display-name="Gradient 7" draw:style="linear" draw:start-color="#8dcb97" draw:end-color="#5ebd6e" draw:start-intensity="75%" draw:end-intensity="100%" draw:angle="450" draw:border="15%"/>
    <draw:gradient draw:name="gradient" draw:style="linear" draw:start-color="#c8dbaf" draw:end-color="#94bd5e" draw:start-intensity="75%" draw:end-intensity="100%" draw:angle="450" draw:border="15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7-09-04T22:05:48.049630256</meta:creation-date>
    <dc:date>2018-01-07T02:23:37.902304902</dc:date>
    <dc:creator>Dennis Schulmeister-Zimolong</dc:creator>
    <meta:editing-duration>PT11M14S</meta:editing-duration>
    <meta:editing-cycles>10</meta:editing-cycles>
    <meta:generator>LibreOffice/5.4.4.2$Linux_X86_64 LibreOffice_project/40m0$Build-2</meta:generator>
    <meta:document-statistic meta:object-count="39"/>
  </office:meta>
</office:document-meta>
</file>